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5-06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2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2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7-0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4-1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4-02-13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1-0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2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18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05 0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04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1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2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2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0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2-0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1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28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0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1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6656" calcext:value-type="float">
            <text:p>5.7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13703225806" calcext:value-type="float">
            <text:p>5.7421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970219354839" calcext:value-type="float">
            <text:p>5.6797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017083870968" calcext:value-type="float">
            <text:p>5.5701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686270967742" calcext:value-type="float">
            <text:p>5.4768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388412903226" calcext:value-type="float">
            <text:p>5.4638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655612903226" calcext:value-type="float">
            <text:p>5.5065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33428571429" calcext:value-type="float">
            <text:p>5.5593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08225" calcext:value-type="float">
            <text:p>5.6110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86495483871" calcext:value-type="float">
            <text:p>5.688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5248" calcext:value-type="float">
            <text:p>5.82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86825" calcext:value-type="float">
            <text:p>5.8038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44664" calcext:value-type="float">
            <text:p>5.81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221212903226" calcext:value-type="float">
            <text:p>5.8022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236258064516" calcext:value-type="float">
            <text:p>5.7523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45238709678" calcext:value-type="float">
            <text:p>5.64745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646348387097" calcext:value-type="float">
            <text:p>5.5764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59024516129" calcext:value-type="float">
            <text:p>5.5859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896774193549" calcext:value-type="float">
            <text:p>5.62896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252303448276" calcext:value-type="float">
            <text:p>5.68252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97858064516" calcext:value-type="float">
            <text:p>5.7279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86864516129" calcext:value-type="float">
            <text:p>5.7578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12432" calcext:value-type="float">
            <text:p>5.78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129775" calcext:value-type="float">
            <text:p>5.8112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56272" calcext:value-type="float">
            <text:p>5.80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471638709678" calcext:value-type="float">
            <text:p>5.85471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87329032258" calcext:value-type="float">
            <text:p>5.7458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615096774194" calcext:value-type="float">
            <text:p>5.7061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84514285714" calcext:value-type="float">
            <text:p>5.7278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5955" calcext:value-type="float">
            <text:p>5.735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840077419355" calcext:value-type="float">
            <text:p>5.7384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53632" calcext:value-type="float">
            <text:p>5.7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15685" calcext:value-type="float">
            <text:p>5.6915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65648" calcext:value-type="float">
            <text:p>5.63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26503225807" calcext:value-type="float">
            <text:p>5.6232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78224516129" calcext:value-type="float">
            <text:p>5.7078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701858064516" calcext:value-type="float">
            <text:p>5.6670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219509677419" calcext:value-type="float">
            <text:p>5.5921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428309677419" calcext:value-type="float">
            <text:p>5.5342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064057142857" calcext:value-type="float">
            <text:p>5.56064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041425" calcext:value-type="float">
            <text:p>5.6004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40670967742" calcext:value-type="float">
            <text:p>5.6384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07304" calcext:value-type="float">
            <text:p>5.64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89225" calcext:value-type="float">
            <text:p>5.6148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26736" calcext:value-type="float">
            <text:p>5.59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026916129032" calcext:value-type="float">
            <text:p>5.5702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79664516129" calcext:value-type="float">
            <text:p>5.5627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786" calcext:value-type="float">
            <text:p>5.526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399873684211" calcext:value-type="float">
            <text:p>5.363998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87561290323" calcext:value-type="float">
            <text:p>5.3588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511062068966" calcext:value-type="float">
            <text:p>5.36511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41955" calcext:value-type="float">
            <text:p>5.3741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601264516129" calcext:value-type="float">
            <text:p>5.3860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94304" calcext:value-type="float">
            <text:p>5.39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4772" calcext:value-type="float">
            <text:p>5.4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03168" calcext:value-type="float">
            <text:p>5.43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336361290322" calcext:value-type="float">
            <text:p>5.453363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372925" calcext:value-type="float">
            <text:p>5.4537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8104" calcext:value-type="float">
            <text:p>5.39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869058064516" calcext:value-type="float">
            <text:p>5.3286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899716129032" calcext:value-type="float">
            <text:p>5.2989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92025806452" calcext:value-type="float">
            <text:p>5.2859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033342857143" calcext:value-type="float">
            <text:p>5.28033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661" calcext:value-type="float">
            <text:p>5.2886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52696774194" calcext:value-type="float">
            <text:p>5.2855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64512" calcext:value-type="float">
            <text:p>5.2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0925" calcext:value-type="float">
            <text:p>5.312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93744" calcext:value-type="float">
            <text:p>5.45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814658064516" calcext:value-type="float">
            <text:p>5.5481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19984516129" calcext:value-type="float">
            <text:p>5.5919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153006451613" calcext:value-type="float">
            <text:p>5.5315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08774193548" calcext:value-type="float">
            <text:p>5.4460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935561290323" calcext:value-type="float">
            <text:p>5.3893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47055483871" calcext:value-type="float">
            <text:p>5.3747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472742857143" calcext:value-type="float">
            <text:p>5.38472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23895" calcext:value-type="float">
            <text:p>5.4023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73775483871" calcext:value-type="float">
            <text:p>5.4173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7136" calcext:value-type="float">
            <text:p>5.4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71775" calcext:value-type="float">
            <text:p>5.3617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89048" calcext:value-type="float">
            <text:p>5.30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937316129032" calcext:value-type="float">
            <text:p>5.2593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3545" calcext:value-type="float">
            <text:p>5.503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06288" calcext:value-type="float">
            <text:p>5.6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240825" calcext:value-type="float">
            <text:p>5.5524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2816" calcext:value-type="float">
            <text:p>5.50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63303225807" calcext:value-type="float">
            <text:p>5.51963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530657142857" calcext:value-type="float">
            <text:p>5.55530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02967741936" calcext:value-type="float">
            <text:p>5.5960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181909677419" calcext:value-type="float">
            <text:p>5.6318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9468" calcext:value-type="float">
            <text:p>5.6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919329032258" calcext:value-type="float">
            <text:p>5.6391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72129032258" calcext:value-type="float">
            <text:p>5.6727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408619354839" calcext:value-type="float">
            <text:p>5.7040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07638709677" calcext:value-type="float">
            <text:p>5.6870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018812903226" calcext:value-type="float">
            <text:p>5.6101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89576" calcext:value-type="float">
            <text:p>5.57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460525" calcext:value-type="float">
            <text:p>5.6046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247862068966" calcext:value-type="float">
            <text:p>5.64247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72361290323" calcext:value-type="float">
            <text:p>5.6667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409780645161" calcext:value-type="float">
            <text:p>5.6740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1248" calcext:value-type="float">
            <text:p>5.67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233961290323" calcext:value-type="float">
            <text:p>5.6423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12335483871" calcext:value-type="float">
            <text:p>5.6081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278503225807" calcext:value-type="float">
            <text:p>5.59278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351709090909" calcext:value-type="float">
            <text:p>5.60351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31792" calcext:value-type="float">
            <text:p>5.52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92696774194" calcext:value-type="float">
            <text:p>5.4379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5628" calcext:value-type="float">
            <text:p>5.4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14967741936" calcext:value-type="float">
            <text:p>5.4131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578142857143" calcext:value-type="float">
            <text:p>5.43578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34735483871" calcext:value-type="float">
            <text:p>5.4953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79615483871" calcext:value-type="float">
            <text:p>5.5179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613393548387" calcext:value-type="float">
            <text:p>5.4961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9136" calcext:value-type="float">
            <text:p>5.4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679303225807" calcext:value-type="float">
            <text:p>5.6567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55535483871" calcext:value-type="float">
            <text:p>5.6355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96490322581" calcext:value-type="float">
            <text:p>5.5939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807716129032" calcext:value-type="float">
            <text:p>5.5580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252490322581" calcext:value-type="float">
            <text:p>5.5025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155" calcext:value-type="float">
            <text:p>5.431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442219354839" calcext:value-type="float">
            <text:p>5.3444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3224" calcext:value-type="float">
            <text:p>5.29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23432258064" calcext:value-type="float">
            <text:p>5.27923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449627586207" calcext:value-type="float">
            <text:p>5.28449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585083870968" calcext:value-type="float">
            <text:p>5.2958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125858064516" calcext:value-type="float">
            <text:p>5.3012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733" calcext:value-type="float">
            <text:p>5.307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741888" calcext:value-type="float">
            <text:p>5.31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2824" calcext:value-type="float">
            <text:p>5.3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785454545455" calcext:value-type="float">
            <text:p>5.34785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17824" calcext:value-type="float">
            <text:p>5.4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294735483871" calcext:value-type="float">
            <text:p>5.3429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03856" calcext:value-type="float">
            <text:p>5.32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999825" calcext:value-type="float">
            <text:p>5.3199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252516129032" calcext:value-type="float">
            <text:p>5.3325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934025" calcext:value-type="float">
            <text:p>5.3893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473236363636" calcext:value-type="float">
            <text:p>5.37473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300516129032" calcext:value-type="float">
            <text:p>5.3630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628975" calcext:value-type="float">
            <text:p>5.3662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2192" calcext:value-type="float">
            <text:p>5.46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584490322581" calcext:value-type="float">
            <text:p>5.3958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349527272727" calcext:value-type="float">
            <text:p>5.31349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023072" calcext:value-type="float">
            <text:p>5.290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313775" calcext:value-type="float">
            <text:p>5.2931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27089655172" calcext:value-type="float">
            <text:p>5.29427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75775" calcext:value-type="float">
            <text:p>5.3007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9208" calcext:value-type="float">
            <text:p>5.3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98415483871" calcext:value-type="float">
            <text:p>5.3198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226933333333" calcext:value-type="float">
            <text:p>5.37226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64232258065" calcext:value-type="float">
            <text:p>5.4956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864387096774" calcext:value-type="float">
            <text:p>5.6186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762023529412" calcext:value-type="float">
            <text:p>5.567620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679085714286" calcext:value-type="float">
            <text:p>5.45679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14503225806" calcext:value-type="float">
            <text:p>5.4251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917625806452" calcext:value-type="float">
            <text:p>5.4291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593866666667" calcext:value-type="float">
            <text:p>5.43593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900851612903" calcext:value-type="float">
            <text:p>5.4390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818618181818" calcext:value-type="float">
            <text:p>5.43818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99376" calcext:value-type="float">
            <text:p>5.79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1184" calcext:value-type="float">
            <text:p>5.8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089341935484" calcext:value-type="float">
            <text:p>5.8208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95312" calcext:value-type="float">
            <text:p>5.79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82485" calcext:value-type="float">
            <text:p>5.7982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20232258065" calcext:value-type="float">
            <text:p>5.7852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214" calcext:value-type="float">
            <text:p>5.6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074916129032" calcext:value-type="float">
            <text:p>5.6007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90592" calcext:value-type="float">
            <text:p>5.5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451" calcext:value-type="float">
            <text:p>5.604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24285714286" calcext:value-type="float">
            <text:p>5.6442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12206451613" calcext:value-type="float">
            <text:p>5.6961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26575483871" calcext:value-type="float">
            <text:p>5.7526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680082758621" calcext:value-type="float">
            <text:p>5.77680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425961290323" calcext:value-type="float">
            <text:p>5.7642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32296" calcext:value-type="float">
            <text:p>5.7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373341935484" calcext:value-type="float">
            <text:p>5.6837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51535483871" calcext:value-type="float">
            <text:p>5.6965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967922580645" calcext:value-type="float">
            <text:p>5.5696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89393548387" calcext:value-type="float">
            <text:p>5.4808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335793548387" calcext:value-type="float">
            <text:p>5.3833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300057142857" calcext:value-type="float">
            <text:p>5.39300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869" calcext:value-type="float">
            <text:p>5.428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34664" calcext:value-type="float">
            <text:p>5.43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723781818182" calcext:value-type="float">
            <text:p>5.447237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203922580645" calcext:value-type="float">
            <text:p>5.4020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782327272727" calcext:value-type="float">
            <text:p>5.39782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53984" calcext:value-type="float">
            <text:p>5.416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5336" calcext:value-type="float">
            <text:p>5.36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637125" calcext:value-type="float">
            <text:p>5.2563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842342857143" calcext:value-type="float">
            <text:p>5.23842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72" meta:object-count="0"/>
    <meta:user-defined meta:name="AppVersion">3.0</meta:user-defined>
  </office:meta>
</office:document-meta>
</file>